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000000040025E3238CBBF439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style:vertical-pos="from-top" style:vertical-rel="page" style:horizontal-pos="from-left" style:horizontal-rel="page" fo:padding="0.5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5in" fo:border="9.01pt solid #ff33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orderlessImage" text:anchor-type="page" text:anchor-page-number="1" svg:x="0.5in" svg:y="1.5in" svg:width="1.6701in" svg:height="1.6701in" draw:z-index="1">
        <draw:image xlink:href="Pictures/100002010000004000000040025E3238CBBF4392.png" xlink:type="simple" xlink:show="embed" xlink:actuate="onLoad"/>
      </draw:frame>
      <text:p text:style-name="P1"><draw:frame draw:style-name="fr2" draw:name="referenceImage" text:anchor-type="char" svg:x="1.8299in" svg:y="0in" svg:width="0.6661in" svg:height="0.6661in" draw:z-index="0"><draw:image xlink:href="Pictures/100002010000004000000040025E3238CBBF4392.png" xlink:type="simple" xlink:show="embed" xlink:actuate="onLoad"/></draw:frame></text:p>
      <text:p text:style-name="Standard"><draw:frame draw:style-name="fr3" draw:name="borderedImage" text:anchor-type="char" svg:x="2.5in" svg:y="0.5in" svg:width="1.6701in" svg:height="1.6701in" draw:z-index="2"><draw:image xlink:href="Pictures/100002010000004000000040025E3238CBBF439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punctuation-wrap="simpl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272in" fo:page-height="4.1339in" style:num-format="1" style:print-orientation="landscape" fo:margin-top="0.7874in" fo:margin-bottom="0.7874in" fo:margin-left="0.7874in" fo:margin-right="0.7874in" fo:background-color="#ffffff" style:writing-mode="lr-tb" style:layout-grid-color="#c0c0c0" style:layout-grid-lines="1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7:24:09</meta:creation-date>
    <dc:language>en-US</dc:language>
    <dc:date>2016-11-04T14:41:58.789759001</dc:date>
    <meta:editing-cycles>9</meta:editing-cycles>
    <meta:editing-duration>PT27M48S</meta:editing-duration>
    <meta:generator>LibreOfficeDev/5.3.0.0.alpha1$Linux_X86_64 LibreOffice_project/0b4118854c61db75b5a52ecc2cdf8a36c89c9fdb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